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7b3f0" officeooo:paragraph-rsid="0017b3f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b0f30" officeooo:paragraph-rsid="001b0f3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7b3f0" officeooo:paragraph-rsid="0017b3f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9b367" officeooo:paragraph-rsid="0019b36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b0f30" officeooo:paragraph-rsid="001b0f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style:font-name="Arial" fo:font-size="12pt" fo:font-weight="bold" officeooo:rsid="001b0f30" officeooo:paragraph-rsid="001b0f3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4b7b" officeooo:paragraph-rsid="001c4b7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c4b7b" officeooo:paragraph-rsid="001c4b7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d8c7b" officeooo:paragraph-rsid="001d8c7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1e7c4b" officeooo:paragraph-rsid="001e7c4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020b34a" officeooo:paragraph-rsid="0020b34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021fee2" officeooo:paragraph-rsid="0021fee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023432c" officeooo:paragraph-rsid="0023432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7b3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7c4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b34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6 – </text:span>COMO CRIAR ARRAY RAID POR SOFTWARE NO LINUX - COMANDO MDADM</text:h>
      <text:p text:style-name="P2">*** <text:span text:style-name="T1">RAID ***</text:span></text:p>
      <text:p text:style-name="P5"/>
      <text:p text:style-name="P6">RAID – Redundant Array Of Independent Disks</text:p>
      <text:p text:style-name="P6"/>
      <text:p text:style-name="P6">Raid 0 – Striping </text:p>
      <text:p text:style-name="P6"/>
      <text:p text:style-name="P3"><text:span text:style-name="T2">Raid 1 – Mirroring</text:span> </text:p>
      <text:p text:style-name="P3"/>
      <text:p text:style-name="P7">Comando mdadm – administrar conjuntos de multi-dispositivos</text:p>
      <text:p text:style-name="P7"/>
      <text:p text:style-name="P7">sudo dnf install mdadm</text:p>
      <text:p text:style-name="P7"/>
      <text:p text:style-name="P4">*** SINTAXE BÁSICA DO MDADM ***</text:p>
      <text:p text:style-name="P4"/>
      <text:p text:style-name="P8">mdadm [modo] [nome_array] [opções] [componentes_do_array] </text:p>
      <text:p text:style-name="P7"/>
      <text:p text:style-name="P9">fdisk -l</text:p>
      <text:p text:style-name="P9"/>
      <text:p text:style-name="P10">Discos para usar no exemplo:</text:p>
      <text:p text:style-name="P10"/>
      <text:p text:style-name="P11">/dev/sbd</text:p>
      <text:p text:style-name="P11">/dev/sdc</text:p>
      <text:p text:style-name="P11"/>
      <text:p text:style-name="P11"><text:span text:style-name="T5">1. </text:span>Cria<text:span text:style-name="T3">r</text:span> partições no discos</text:p>
      <text:p text:style-name="P11"/>
      <text:p text:style-name="P11">fdisk /dev/sd<text:span text:style-name="T3">b</text:span></text:p>
      <text:p text:style-name="P11">fdisk /dev/sdc</text:p>
      <text:p text:style-name="P11"/>
      <text:p text:style-name="P12">Tipo de partição: fd (detecção) automática de RAID (Linux)</text:p>
      <text:p text:style-name="P12"/>
      <text:p text:style-name="P13"><text:span text:style-name="T4">2. </text:span>Criar o array RAID:</text:p>
      <text:p text:style-name="P13">mdadm - - create/dev/md0</text:p>
      <text:p text:style-name="P13">verbose - - level=1 - - raid-devices=2 /dev/sdb1/dev/sdc1</text:p>
      <text:p text:style-name="P13"/>
      <text:p text:style-name="P13"><text:span text:style-name="T4">3.</text:span> Adicionar o array ao arquivo de configuração do mdadm:</text:p>
      <text:p text:style-name="P13">/etc/mdadm/mdadm.conf</text:p>
      <text:p text:style-name="P13"/>
      <text:p text:style-name="P13">mdadm -Es | grep md &gt;&gt; / etc / mdadm / mdadm.conf</text:p>
      <text:p text:style-name="P13"/>
      <text:p text:style-name="P14"><text:span text:style-name="T4">4.</text:span> Formatar o array:</text:p>
      <text:p text:style-name="P14">mkfs.ext4 /dev/md0</text:p>
      <text:p text:style-name="P14"/>
      <text:p text:style-name="P15">5. <text:span text:style-name="T2">Montar o array:</text:span></text:p>
      <text:p text:style-name="P15"><text:span text:style-name="T2">/raid </text:span></text:p>
      <text:p text:style-name="P15"><text:span text:style-name="T2">mount -t ext4 /dev/md0 /raid</text:span></text:p>
      <text:p text:style-name="P15"><text:span text:style-name="T2"/></text:p>
      <text:p text:style-name="P16">6. <text:span text:style-name="T2">Verificar o ponto de montagem</text:span></text:p>
      <text:p text:style-name="P16"><text:span text:style-name="T2">df -h</text:span></text:p>
      <text:p text:style-name="P16"><text:span text:style-name="T2"/></text:p>
      <text:p text:style-name="P16"><text:span text:style-name="T2"/></text:p>
      <text:p text:style-name="P15"><text:soft-page-break/><text:span text:style-name="T2"/></text:p>
      <text:p text:style-name="P14"/>
      <text:p text:style-name="P14"/>
      <text:p text:style-name="P14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1:45:14.246749914</meta:creation-date>
    <dc:date>2020-02-01T17:28:48.735050998</dc:date>
    <meta:editing-duration>PT1H12M18S</meta:editing-duration>
    <meta:editing-cycles>6</meta:editing-cycles>
    <meta:generator>LibreOffice/6.3.4.2.0$Linux_X86_64 LibreOffice_project/30$Build-2</meta:generator>
    <meta:document-statistic meta:table-count="0" meta:image-count="0" meta:object-count="0" meta:page-count="2" meta:paragraph-count="30" meta:word-count="139" meta:character-count="849" meta:non-whitespace-character-count="731"/>
  </office:meta>
</office:document-meta>
</file>